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25.png" xlink:type="simple" xlink:show="embed" xlink:actuate="onLoad"/></draw:frame></text:p>
          </table:table-cell>
          <table:table-cell table:style-name="Table1.B1" office:value-type="string">
            <text:h text:style-name="P6" text:outline-level="1">Минимум по входам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2">C</text:span><text:span text:style-name="T5">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125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8">Блок </text:span><text:span text:style-name="T9">производит поэлементное вычисление минимального или максимального из текущих входных значений:</text:span></text:p>
            <text:p text:style-name="P5"><text:span text:style-name="T9"><draw:frame draw:style-name="fr3" draw:name="Объект1" text:anchor-type="as-char" svg:width="6.422cm" svg:height="0.684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6">или </text:span><text:span text:style-name="T6"><draw:frame draw:style-name="fr3" draw:name="Object1" text:anchor-type="as-char" svg:width="6.519cm" svg:height="0.684c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">,</text:span></text:p>
            <text:p text:style-name="P4"><text:span text:style-name="T6">г</text:span><text:span text:style-name="T9">де </text:span><text:span text:style-name="T4">i</text:span><text:span text:style-name="T3"> </text:span><text:span text:style-name="T9">– номер элемент</text:span><text:span text:style-name="T6">а</text:span><text:span text:style-name="T9"> вектора, </text:span><text:span text:style-name="T10">x₁</text:span><text:span text:style-name="T4">(t)</text:span><text:span text:style-name="T3"> </text:span><text:span text:style-name="T9">– первый входной вектор, </text:span><text:span text:style-name="T10">x₂</text:span><text:span text:style-name="T4">(t)</text:span><text:span text:style-name="T9"> – второй входной вектор, </text:span><text:span text:style-name="T4">y(t)</text:span><text:span text:style-name="T3"> </text:span><text:span text:style-name="T9">– выходной вектор.</text:span></text:p>
            <text:p text:style-name="P4"><text:span text:style-name="T7">Свойства</text:span>:</text:p>
            <text:list xml:id="list2614180455004729737" text:style-name="L1">
              <text:list-item>
                <text:p text:style-name="P7">Количество портов – количество входных портов блока;</text:p>
              </text:list-item>
              <text:list-item>
                <text:p text:style-name="P7">Тип операции – тип операции: минимум или максимум.</text:p>
              </text:list-item>
            </text:list>
            <text:p text:style-name="P4"><text:span text:style-name="T1">Примечание:</text:span> для реализации векторной обработки преобразуемые сигналы должны быть «сжаты» в векторный входной сигнал посредством типового блока «Мультиплексор»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инимум по входам</dc:title>
    <dc:date>2014-12-09T14:02:08.86</dc:date>
    <meta:generator>OpenOffice/4.1.1$Win32 OpenOffice.org_project/411m6$Build-9775</meta:generator>
    <meta:editing-duration>PT2H7M25S</meta:editing-duration>
    <meta:editing-cycles>72</meta:editing-cycles>
    <meta:document-statistic meta:table-count="1" meta:image-count="2" meta:object-count="2" meta:page-count="1" meta:paragraph-count="13" meta:word-count="85" meta:character-count="552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min</mi>
      </mrow>
      <mfenced open="[" close="]">
        <mrow>
          <msub>
            <mi>x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sub>
            <mi>x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n>...</mn>
        </mrow>
      </mfenced>
    </mrow>
    <annotation encoding="StarMath 5.0">y_i(t) = min left [ x_{1,i}(t), ~ x_{2,i}(t), ~ ... right ]</annotation>
  </semantics>
</math>
</file>

<file path=Object 6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max</mi>
      </mrow>
      <mfenced open="[" close="]">
        <mrow>
          <msub>
            <mi>x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sub>
            <mi>x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n>...</mn>
        </mrow>
      </mfenced>
    </mrow>
    <annotation encoding="StarMath 5.0">y_i(t) = max left [ x_{1,i}(t), ~ x_{2,i}(t), ~ ... right ]</annotation>
  </semantics>
</math>
</file>